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ektronikgehäuse</text:p>
      <text:p text:style-name="P1"/>
      <text:p text:style-name="P2">inhalt: <text:tab/> Arduino Mega(10.9x5.6x2cm)</text:p>
      <text:p text:style-name="P2"><text:tab/><text:tab/> 4 Relais</text:p>
      <text:p text:style-name="P2"><text:tab/><text:tab/> 2 Mosfet-Schaltungen</text:p>
      <text:p text:style-name="P2"><text:s text:c="2"/><text:tab/> <text:tab/> Flowmeter-Schaltung</text:p>
      <text:p text:style-name="P2"><text:tab/> <text:s/><text:tab/> Temperatur-Schaltung</text:p>
      <text:p text:style-name="P2"><text:tab/> <text:s/><text:tab/> Zellspannungsschaltung(ca. 100X60x30mm) Info von Emil</text:p>
      <text:p text:style-name="P2"><text:tab/> <text:s/><text:tab/> Spannungswandlerschaltung(12V auf 5V)</text:p>
      <text:p text:style-name="P2"><text:s/><text:tab/> <text:tab/> Sicherungsschaltung-Schaltung</text:p>
      <text:p text:style-name="P2"/>
      <text:p text:style-name="P2">Anschlüsse: <text:s/>12V-Input</text:p>
      <text:p text:style-name="P2"><text:s text:c="2"/><text:tab/><text:tab/> <text:s/>24V-Input</text:p>
      <text:p text:style-name="P2"><text:tab/><text:tab/> <text:s/>D-Sub(Sensoren, 5V)</text:p>
      <text:p text:style-name="P2"><text:tab/><text:tab/> <text:s/>USB-Debug-Schnittst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5S</meta:editing-duration>
    <meta:editing-cycles>4</meta:editing-cycles>
    <meta:generator>OpenOffice.org/3.4$Win32 OpenOffice.org_project/340m1$Build-9590</meta:generator>
    <dc:date>2016-07-12T18:38:22.89</dc:date>
    <meta:document-statistic meta:table-count="0" meta:image-count="0" meta:object-count="0" meta:page-count="1" meta:paragraph-count="13" meta:word-count="25" meta:character-count="358"/>
    <meta:user-defined meta:name="Info 1"/>
    <meta:user-defined meta:name="Info 2"/>
    <meta:user-defined meta:name="Info 3"/>
    <meta:user-defined meta:name="Info 4"/>
  </office:meta>
</office:document-meta>
</file>